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1a540"/>
    </style:style>
    <style:style style:name="P2" style:family="paragraph" style:parent-style-name="Text_20_body">
      <style:paragraph-properties fo:text-align="start" style:justify-single-word="false"/>
      <style:text-properties officeooo:rsid="0001a540" officeooo:paragraph-rsid="0001a540"/>
    </style:style>
    <style:style style:name="P3" style:family="paragraph" style:parent-style-name="Text_20_body">
      <style:paragraph-properties fo:text-align="start" style:justify-single-word="false"/>
      <style:text-properties officeooo:rsid="00045bc9" officeooo:paragraph-rsid="00045bc9"/>
    </style:style>
    <style:style style:name="P4" style:family="paragraph" style:parent-style-name="Text_20_body">
      <style:text-properties fo:font-size="10pt" fo:language="zxx" fo:country="none" officeooo:rsid="000373d6" officeooo:paragraph-rsid="0015acf8" style:font-size-asian="10pt" style:font-size-complex="10pt"/>
    </style:style>
    <style:style style:name="P5" style:family="paragraph" style:parent-style-name="Text_20_body">
      <style:text-properties fo:font-size="10pt" fo:language="zxx" fo:country="none" officeooo:rsid="000373d6" officeooo:paragraph-rsid="001ac0a8" style:font-size-asian="10pt" style:font-size-complex="10pt"/>
    </style:style>
    <style:style style:name="P6" style:family="paragraph" style:parent-style-name="Text_20_body">
      <style:text-properties fo:font-size="10pt" fo:language="zxx" fo:country="none" officeooo:paragraph-rsid="0012a2b0" style:font-size-asian="10pt" style:font-size-complex="10pt"/>
    </style:style>
    <style:style style:name="P7" style:family="paragraph" style:parent-style-name="Text_20_body">
      <style:text-properties fo:font-size="10pt" fo:language="zxx" fo:country="none" officeooo:rsid="0005883c" officeooo:paragraph-rsid="0005883c" style:font-size-asian="10pt" style:font-size-complex="10pt"/>
    </style:style>
    <style:style style:name="P8" style:family="paragraph" style:parent-style-name="Text_20_body">
      <style:text-properties fo:font-size="10pt" fo:language="zxx" fo:country="none" officeooo:rsid="0006c30e" officeooo:paragraph-rsid="0006c30e" style:font-size-asian="10pt" style:font-size-complex="10pt"/>
    </style:style>
    <style:style style:name="P9" style:family="paragraph" style:parent-style-name="Text_20_body">
      <style:text-properties fo:font-size="10pt" fo:language="zxx" fo:country="none" officeooo:rsid="0006c30e" officeooo:paragraph-rsid="0041782f" style:font-size-asian="10pt" style:font-size-complex="10pt"/>
    </style:style>
    <style:style style:name="P10" style:family="paragraph" style:parent-style-name="Text_20_body">
      <style:text-properties fo:font-size="10pt" fo:language="zxx" fo:country="none" officeooo:rsid="00089a11" officeooo:paragraph-rsid="00089a11" style:font-size-asian="10pt" style:font-size-complex="10pt"/>
    </style:style>
    <style:style style:name="P11" style:family="paragraph" style:parent-style-name="Text_20_body">
      <style:text-properties fo:font-size="10pt" fo:language="zxx" fo:country="none" officeooo:rsid="00089a11" officeooo:paragraph-rsid="000a3dee" style:font-size-asian="10pt" style:font-size-complex="10pt"/>
    </style:style>
    <style:style style:name="P12" style:family="paragraph" style:parent-style-name="Text_20_body">
      <style:text-properties fo:font-size="10pt" fo:language="zxx" fo:country="none" officeooo:rsid="00089a11" officeooo:paragraph-rsid="000c2bf2" style:font-size-asian="10pt" style:font-size-complex="10pt"/>
    </style:style>
    <style:style style:name="P13" style:family="paragraph" style:parent-style-name="Text_20_body">
      <style:text-properties fo:font-size="10pt" fo:language="zxx" fo:country="none" officeooo:rsid="00146000" officeooo:paragraph-rsid="00146000" style:font-size-asian="10pt" style:font-size-complex="10pt"/>
    </style:style>
    <style:style style:name="P14" style:family="paragraph" style:parent-style-name="Text_20_body">
      <style:text-properties fo:font-size="10pt" fo:language="zxx" fo:country="none" officeooo:rsid="00146000" officeooo:paragraph-rsid="001587a0" style:font-size-asian="10pt" style:font-size-complex="10pt"/>
    </style:style>
    <style:style style:name="P15" style:family="paragraph" style:parent-style-name="Text_20_body">
      <style:text-properties fo:font-size="10pt" fo:language="zxx" fo:country="none" officeooo:rsid="002e503c" officeooo:paragraph-rsid="002e503c" style:font-size-asian="10pt" style:font-size-complex="10pt"/>
    </style:style>
    <style:style style:name="P16" style:family="paragraph" style:parent-style-name="Text_20_body">
      <style:text-properties fo:font-size="10pt" fo:language="zxx" fo:country="none" officeooo:rsid="001f347c" officeooo:paragraph-rsid="001f347c" style:font-size-asian="10pt" style:font-size-complex="10pt"/>
    </style:style>
    <style:style style:name="P17" style:family="paragraph" style:parent-style-name="Text_20_body">
      <style:text-properties fo:font-size="10pt" fo:language="zxx" fo:country="none" officeooo:rsid="0027368a" officeooo:paragraph-rsid="0027368a" style:font-size-asian="10pt" style:font-size-complex="10pt"/>
    </style:style>
    <style:style style:name="P18" style:family="paragraph" style:parent-style-name="Text_20_body">
      <style:text-properties fo:font-size="10pt" fo:language="zxx" fo:country="none" officeooo:rsid="0027368a" officeooo:paragraph-rsid="003e1da9" style:font-size-asian="10pt" style:font-size-complex="10pt"/>
    </style:style>
    <style:style style:name="P19" style:family="paragraph" style:parent-style-name="Text_20_body">
      <style:text-properties fo:font-size="10pt" fo:language="zxx" fo:country="none" officeooo:rsid="001d904a" officeooo:paragraph-rsid="001d904a" style:font-size-asian="10pt" style:font-size-complex="10pt"/>
    </style:style>
    <style:style style:name="P20" style:family="paragraph" style:parent-style-name="Text_20_body">
      <style:text-properties fo:font-size="10pt" fo:language="zxx" fo:country="none" officeooo:rsid="00331e7f" officeooo:paragraph-rsid="00331e7f" style:font-size-asian="10pt" style:font-size-complex="10pt"/>
    </style:style>
    <style:style style:name="P21" style:family="paragraph" style:parent-style-name="Text_20_body">
      <style:text-properties fo:font-size="10pt" fo:language="zxx" fo:country="none" officeooo:paragraph-rsid="0036c48d" style:font-size-asian="10pt" style:font-size-complex="10pt"/>
    </style:style>
    <style:style style:name="P22" style:family="paragraph" style:parent-style-name="Text_20_body">
      <style:text-properties fo:font-size="10pt" fo:language="zxx" fo:country="none" officeooo:paragraph-rsid="000373d6" style:font-size-asian="10pt" style:font-size-complex="10pt"/>
    </style:style>
    <style:style style:name="P23" style:family="paragraph" style:parent-style-name="Text_20_body">
      <style:text-properties fo:font-size="10pt" fo:language="zxx" fo:country="none" officeooo:paragraph-rsid="00376aef" style:font-size-asian="10pt" style:font-size-complex="10pt"/>
    </style:style>
    <style:style style:name="P24" style:family="paragraph" style:parent-style-name="Text_20_body">
      <style:text-properties fo:font-size="10pt" fo:language="zxx" fo:country="none" officeooo:paragraph-rsid="00385c27" style:font-size-asian="10pt" style:font-size-complex="10pt"/>
    </style:style>
    <style:style style:name="P25" style:family="paragraph" style:parent-style-name="Text_20_body">
      <style:text-properties fo:font-size="10pt" fo:language="zxx" fo:country="none" officeooo:rsid="003ec3e9" officeooo:paragraph-rsid="0041782f" style:font-size-asian="10pt" style:font-size-complex="10pt"/>
    </style:style>
    <style:style style:name="P26" style:family="paragraph" style:parent-style-name="Text_20_body">
      <style:text-properties fo:font-size="10pt" officeooo:paragraph-rsid="0028d0dc" style:font-size-asian="10pt" style:font-size-complex="10pt"/>
    </style:style>
    <style:style style:name="P27" style:family="paragraph" style:parent-style-name="Text_20_body">
      <style:text-properties fo:font-size="10pt" officeooo:rsid="0028d0dc" officeooo:paragraph-rsid="0028d0dc" style:font-size-asian="10pt" style:font-size-complex="10pt"/>
    </style:style>
    <style:style style:name="P28" style:family="paragraph" style:parent-style-name="Text_20_body">
      <style:text-properties fo:font-size="10pt" officeooo:rsid="002d8fa2" officeooo:paragraph-rsid="002d8fa2" style:font-size-asian="10pt" style:font-size-complex="10pt"/>
    </style:style>
    <style:style style:name="P29" style:family="paragraph" style:parent-style-name="Text_20_body">
      <style:text-properties fo:font-size="10pt" officeooo:rsid="002f4469" officeooo:paragraph-rsid="0028d0dc" style:font-size-asian="10pt" style:font-size-complex="10pt"/>
    </style:style>
    <style:style style:name="P30" style:family="paragraph" style:parent-style-name="Text_20_body">
      <style:text-properties fo:font-size="10pt" officeooo:rsid="002f4469" officeooo:paragraph-rsid="002f4469" style:font-size-asian="10pt" style:font-size-complex="10pt"/>
    </style:style>
    <style:style style:name="P31" style:family="paragraph" style:parent-style-name="Text_20_body">
      <style:text-properties fo:font-size="10pt" officeooo:rsid="002fd960" officeooo:paragraph-rsid="002fd960" style:font-size-asian="10pt" style:font-size-complex="10pt"/>
    </style:style>
    <style:style style:name="P32" style:family="paragraph" style:parent-style-name="Text_20_body">
      <style:text-properties fo:font-size="10pt" officeooo:rsid="0031f504" officeooo:paragraph-rsid="0031f504" style:font-size-asian="10pt" style:font-size-complex="10pt"/>
    </style:style>
    <style:style style:name="P33" style:family="paragraph" style:parent-style-name="Text_20_body">
      <style:text-properties fo:font-size="10pt" officeooo:rsid="0043fd2c" officeooo:paragraph-rsid="0031f504" style:font-size-asian="10pt" style:font-size-complex="10pt"/>
    </style:style>
    <style:style style:name="P34" style:family="paragraph" style:parent-style-name="Text_20_body">
      <style:text-properties fo:font-size="10pt" officeooo:rsid="0043fd2c" officeooo:paragraph-rsid="0049acd8" style:font-size-asian="10pt" style:font-size-complex="10pt"/>
    </style:style>
    <style:style style:name="P35" style:family="paragraph" style:parent-style-name="Text_20_body">
      <style:text-properties fo:font-size="10pt" officeooo:rsid="0043fd2c" officeooo:paragraph-rsid="00478016" style:font-size-asian="10pt" style:font-size-complex="10pt"/>
    </style:style>
    <style:style style:name="P36" style:family="paragraph" style:parent-style-name="Text_20_body">
      <style:text-properties officeooo:rsid="0006bd3d" officeooo:paragraph-rsid="0006bd3d"/>
    </style:style>
    <style:style style:name="P37" style:family="paragraph" style:parent-style-name="Text_20_body">
      <style:text-properties officeooo:rsid="0006c30e" officeooo:paragraph-rsid="0006c30e"/>
    </style:style>
    <style:style style:name="P38" style:family="paragraph" style:parent-style-name="Text_20_body">
      <style:text-properties officeooo:rsid="0006c30e" officeooo:paragraph-rsid="00431056"/>
    </style:style>
    <style:style style:name="P39" style:family="paragraph" style:parent-style-name="Text_20_body">
      <style:text-properties officeooo:paragraph-rsid="001f347c"/>
    </style:style>
    <style:style style:name="P40" style:family="paragraph" style:parent-style-name="Text_20_body">
      <style:text-properties officeooo:paragraph-rsid="0028d0dc"/>
    </style:style>
    <style:style style:name="P41" style:family="paragraph" style:parent-style-name="Text_20_body">
      <style:text-properties officeooo:rsid="001f347c" officeooo:paragraph-rsid="001f347c"/>
    </style:style>
    <style:style style:name="P42" style:family="paragraph" style:parent-style-name="Text_20_body">
      <style:text-properties officeooo:rsid="001bf64a" officeooo:paragraph-rsid="001f347c"/>
    </style:style>
    <style:style style:name="P43" style:family="paragraph" style:parent-style-name="Text_20_body">
      <style:text-properties officeooo:paragraph-rsid="00385c27"/>
    </style:style>
    <style:style style:name="P44" style:family="paragraph" style:parent-style-name="Text_20_body">
      <style:text-properties officeooo:rsid="001e7a36" officeooo:paragraph-rsid="001e7a36"/>
    </style:style>
    <style:style style:name="P45" style:family="paragraph" style:parent-style-name="Text_20_body">
      <style:text-properties officeooo:rsid="00385c27" officeooo:paragraph-rsid="00385c27"/>
    </style:style>
    <style:style style:name="P46" style:family="paragraph" style:parent-style-name="Text_20_body">
      <style:text-properties officeooo:rsid="003a2950" officeooo:paragraph-rsid="00385c27"/>
    </style:style>
    <style:style style:name="P47" style:family="paragraph" style:parent-style-name="Text_20_body">
      <style:text-properties officeooo:rsid="003d4882" officeooo:paragraph-rsid="003d4882"/>
    </style:style>
    <style:style style:name="P48" style:family="paragraph" style:parent-style-name="Text_20_body">
      <style:text-properties officeooo:paragraph-rsid="00435baa"/>
    </style:style>
    <style:style style:name="P49" style:family="paragraph" style:parent-style-name="Text_20_body">
      <style:text-properties officeooo:rsid="004b0026" officeooo:paragraph-rsid="004b0026"/>
    </style:style>
    <style:style style:name="P50" style:family="paragraph" style:parent-style-name="Standard">
      <style:text-properties fo:font-size="10pt" officeooo:rsid="0043fd2c" officeooo:paragraph-rsid="00478016" style:font-size-asian="10pt" style:font-size-complex="10pt"/>
    </style:style>
    <style:style style:name="P51" style:family="paragraph" style:parent-style-name="Heading_20_3">
      <style:text-properties officeooo:rsid="0006bd3d" officeooo:paragraph-rsid="0006bd3d"/>
    </style:style>
    <style:style style:name="P52" style:family="paragraph" style:parent-style-name="Heading_20_3">
      <style:text-properties officeooo:rsid="001f347c" officeooo:paragraph-rsid="001f347c"/>
    </style:style>
    <style:style style:name="P53" style:family="paragraph" style:parent-style-name="Heading_20_3">
      <style:text-properties officeooo:rsid="00045bc9" officeooo:paragraph-rsid="00045bc9"/>
    </style:style>
    <style:style style:name="P54" style:family="paragraph" style:parent-style-name="Heading_20_3">
      <style:text-properties officeooo:rsid="0010102d" officeooo:paragraph-rsid="0010102d"/>
    </style:style>
    <style:style style:name="P55" style:family="paragraph" style:parent-style-name="Heading_20_3">
      <style:text-properties officeooo:rsid="004b0026" officeooo:paragraph-rsid="004b0026"/>
    </style:style>
    <style:style style:name="P56" style:family="paragraph" style:parent-style-name="Heading_20_3">
      <style:text-properties officeooo:rsid="0006c30e" officeooo:paragraph-rsid="0006c30e"/>
    </style:style>
    <style:style style:name="P57" style:family="paragraph" style:parent-style-name="Heading_20_3">
      <style:text-properties officeooo:rsid="001d904a" officeooo:paragraph-rsid="001d904a"/>
    </style:style>
    <style:style style:name="P58" style:family="paragraph" style:parent-style-name="Heading_20_3" style:list-style-name="">
      <style:text-properties officeooo:rsid="0028d0dc" officeooo:paragraph-rsid="0028d0dc"/>
    </style:style>
    <style:style style:name="P59" style:family="paragraph" style:parent-style-name="Heading_20_3">
      <style:text-properties officeooo:rsid="00478016" officeooo:paragraph-rsid="00478016"/>
    </style:style>
    <style:style style:name="P60" style:family="paragraph" style:parent-style-name="Heading_20_3">
      <style:paragraph-properties fo:break-before="page"/>
      <style:text-properties officeooo:rsid="0006c30e" officeooo:paragraph-rsid="0006c30e"/>
    </style:style>
    <style:style style:name="P61" style:family="paragraph" style:parent-style-name="Heading_20_3" style:list-style-name="">
      <style:paragraph-properties fo:break-before="page"/>
      <style:text-properties officeooo:rsid="001e7a36" officeooo:paragraph-rsid="001e7a36"/>
    </style:style>
    <style:style style:name="P62" style:family="paragraph" style:parent-style-name="Heading_20_3">
      <style:paragraph-properties fo:break-before="page"/>
      <style:text-properties officeooo:rsid="0028d0dc" officeooo:paragraph-rsid="0028d0dc"/>
    </style:style>
    <style:style style:name="P63" style:family="paragraph" style:parent-style-name="Heading_20_3">
      <style:paragraph-properties fo:break-before="page"/>
      <style:text-properties officeooo:rsid="0043fd2c"/>
    </style:style>
    <style:style style:name="P64" style:family="paragraph" style:parent-style-name="Heading_20_1">
      <style:paragraph-properties fo:text-align="center" style:justify-single-word="false"/>
      <style:text-properties officeooo:rsid="0001a540"/>
    </style:style>
    <style:style style:name="P65" style:family="paragraph" style:parent-style-name="Text_20_body">
      <style:text-properties officeooo:rsid="00385c27" officeooo:paragraph-rsid="00385c27"/>
    </style:style>
    <style:style style:name="P66" style:family="paragraph" style:parent-style-name="Text_20_body">
      <style:text-properties fo:font-size="10pt" fo:language="zxx" fo:country="none" officeooo:rsid="003f9e2a" officeooo:paragraph-rsid="00431056" style:font-size-asian="10pt" style:font-size-complex="10pt"/>
    </style:style>
    <style:style style:name="P67" style:family="paragraph" style:parent-style-name="Text_20_body">
      <style:text-properties fo:font-size="10pt" fo:language="zxx" fo:country="none" officeooo:rsid="0010102d" officeooo:paragraph-rsid="0010102d" style:font-size-asian="10pt" style:font-size-complex="10pt"/>
    </style:style>
    <style:style style:name="P68" style:family="paragraph" style:parent-style-name="Text_20_body">
      <style:text-properties fo:font-size="10pt" fo:language="zxx" fo:country="none" officeooo:rsid="0010102d" officeooo:paragraph-rsid="001587a0" style:font-size-asian="10pt" style:font-size-complex="10pt"/>
    </style:style>
    <style:style style:name="P69" style:family="paragraph" style:parent-style-name="Text_20_body">
      <style:text-properties fo:font-size="10pt" fo:language="zxx" fo:country="none" officeooo:rsid="0010102d" officeooo:paragraph-rsid="00176a8e" style:font-size-asian="10pt" style:font-size-complex="10pt"/>
    </style:style>
    <style:style style:name="P70" style:family="paragraph" style:parent-style-name="Text_20_body">
      <style:text-properties fo:font-size="10pt" fo:language="zxx" fo:country="none" officeooo:rsid="0022a9e6" officeooo:paragraph-rsid="0022a9e6" style:font-size-asian="10pt" style:font-size-complex="10pt"/>
    </style:style>
    <style:style style:name="P71" style:family="paragraph" style:parent-style-name="Text_20_body">
      <style:text-properties fo:font-size="10pt" fo:language="zxx" fo:country="none" officeooo:rsid="0006c30e" officeooo:paragraph-rsid="00089a11" style:font-size-asian="10pt" style:font-size-complex="10pt"/>
    </style:style>
    <style:style style:name="P72" style:family="paragraph" style:parent-style-name="Text_20_body">
      <style:text-properties fo:font-size="10pt" fo:language="zxx" fo:country="none" officeooo:rsid="0006c30e" officeooo:paragraph-rsid="000a3dee" style:font-size-asian="10pt" style:font-size-complex="10pt"/>
    </style:style>
    <style:style style:name="P73" style:family="paragraph" style:parent-style-name="Text_20_body">
      <style:text-properties fo:font-size="10pt" fo:language="zxx" fo:country="none" officeooo:rsid="0006c30e" officeooo:paragraph-rsid="000c2bf2" style:font-size-asian="10pt" style:font-size-complex="10pt"/>
    </style:style>
    <style:style style:name="P74" style:family="paragraph" style:parent-style-name="Text_20_body">
      <style:text-properties fo:font-size="10pt" fo:language="zxx" fo:country="none" officeooo:rsid="00089a11" officeooo:paragraph-rsid="00089a11" style:font-size-asian="10pt" style:font-size-complex="10pt"/>
    </style:style>
    <style:style style:name="P75" style:family="paragraph" style:parent-style-name="Text_20_body">
      <style:text-properties fo:font-size="10pt" fo:language="zxx" fo:country="none" officeooo:rsid="00089a11" officeooo:paragraph-rsid="0012a2b0" style:font-size-asian="10pt" style:font-size-complex="10pt"/>
    </style:style>
    <style:style style:name="P76" style:family="paragraph" style:parent-style-name="Text_20_body">
      <style:text-properties fo:font-size="10pt" fo:language="zxx" fo:country="none" officeooo:rsid="00089a11" officeooo:paragraph-rsid="000c2bf2" style:font-size-asian="10pt" style:font-size-complex="10pt"/>
    </style:style>
    <style:style style:name="P77" style:family="paragraph" style:parent-style-name="Text_20_body">
      <style:text-properties fo:font-size="10pt" fo:language="zxx" fo:country="none" officeooo:rsid="00089a11" officeooo:paragraph-rsid="001587a0" style:font-size-asian="10pt" style:font-size-complex="10pt"/>
    </style:style>
    <style:style style:name="P78" style:family="paragraph" style:parent-style-name="Text_20_body">
      <style:text-properties fo:font-size="10pt" fo:language="zxx" fo:country="none" officeooo:rsid="00089a11" officeooo:paragraph-rsid="001d904a" style:font-size-asian="10pt" style:font-size-complex="10pt"/>
    </style:style>
    <style:style style:name="P79" style:family="paragraph" style:parent-style-name="Text_20_body">
      <style:text-properties fo:font-size="10pt" fo:language="zxx" fo:country="none" officeooo:rsid="00146000" officeooo:paragraph-rsid="001587a0" style:font-size-asian="10pt" style:font-size-complex="10pt"/>
    </style:style>
    <style:style style:name="P80" style:family="paragraph" style:parent-style-name="Text_20_body">
      <style:text-properties fo:font-size="10pt" fo:language="zxx" fo:country="none" officeooo:rsid="00146000" officeooo:paragraph-rsid="001d904a" style:font-size-asian="10pt" style:font-size-complex="10pt"/>
    </style:style>
    <style:style style:name="P81" style:family="paragraph" style:parent-style-name="Text_20_body">
      <style:text-properties fo:font-size="10pt" officeooo:rsid="00203077" officeooo:paragraph-rsid="00203077" style:font-size-asian="10pt" style:font-size-complex="10pt"/>
    </style:style>
    <style:style style:name="P82" style:family="paragraph" style:parent-style-name="Text_20_body">
      <style:text-properties fo:font-size="10pt" officeooo:rsid="0022a9e6" officeooo:paragraph-rsid="0022a9e6" style:font-size-asian="10pt" style:font-size-complex="10pt"/>
    </style:style>
    <style:style style:name="P83" style:family="paragraph" style:parent-style-name="Text_20_body">
      <style:text-properties fo:font-size="10pt" officeooo:rsid="0028d0dc" officeooo:paragraph-rsid="0028d0dc" style:font-size-asian="10pt" style:font-size-complex="10pt"/>
    </style:style>
    <style:style style:name="P84" style:family="paragraph" style:parent-style-name="Text_20_body">
      <style:text-properties fo:font-size="10pt" officeooo:rsid="002f4469" officeooo:paragraph-rsid="0028d0dc" style:font-size-asian="10pt" style:font-size-complex="10pt"/>
    </style:style>
    <style:style style:name="P85" style:family="paragraph" style:parent-style-name="Text_20_body">
      <style:text-properties fo:font-size="10pt" officeooo:rsid="002fd960" officeooo:paragraph-rsid="0028d0dc" style:font-size-asian="10pt" style:font-size-complex="10pt"/>
    </style:style>
    <style:style style:name="P86" style:family="paragraph" style:parent-style-name="Text_20_body">
      <style:text-properties officeooo:rsid="0006c30e" officeooo:paragraph-rsid="0006c30e"/>
    </style:style>
    <style:style style:name="P87" style:family="paragraph" style:parent-style-name="Text_20_body">
      <style:paragraph-properties fo:break-before="page"/>
      <style:text-properties fo:font-size="10pt" fo:language="zxx" fo:country="none" officeooo:rsid="00089a11" officeooo:paragraph-rsid="00089a11" style:font-size-asian="10pt" style:font-size-complex="10pt"/>
    </style:style>
    <style:style style:name="T1" style:family="text">
      <style:text-properties officeooo:rsid="0005b34e"/>
    </style:style>
    <style:style style:name="T2" style:family="text">
      <style:text-properties officeooo:rsid="00089a11"/>
    </style:style>
    <style:style style:name="T3" style:family="text">
      <style:text-properties fo:language="zxx" fo:country="none" officeooo:rsid="00089a11"/>
    </style:style>
    <style:style style:name="T4" style:family="text">
      <style:text-properties fo:language="zxx" fo:country="none" officeooo:rsid="001212ba"/>
    </style:style>
    <style:style style:name="T5" style:family="text">
      <style:text-properties fo:language="zxx" fo:country="none" officeooo:rsid="0010102d"/>
    </style:style>
    <style:style style:name="T6" style:family="text">
      <style:text-properties fo:language="zxx" fo:country="none" officeooo:rsid="0012a2b0"/>
    </style:style>
    <style:style style:name="T7" style:family="text">
      <style:text-properties fo:language="zxx" fo:country="none" officeooo:rsid="001ac0a8"/>
    </style:style>
    <style:style style:name="T8" style:family="text">
      <style:text-properties fo:language="zxx" fo:country="none" officeooo:rsid="0036c48d"/>
    </style:style>
    <style:style style:name="T9" style:family="text">
      <style:text-properties fo:language="zxx" fo:country="none" officeooo:rsid="00376aef"/>
    </style:style>
    <style:style style:name="T10" style:family="text">
      <style:text-properties officeooo:rsid="001d904a"/>
    </style:style>
    <style:style style:name="T11" style:family="text">
      <style:text-properties fo:font-size="10pt" fo:language="zxx" fo:country="none" style:font-size-asian="10pt" style:font-size-complex="10pt"/>
    </style:style>
    <style:style style:name="T12" style:family="text">
      <style:text-properties fo:font-size="10pt" fo:language="zxx" fo:country="none" officeooo:rsid="001f347c" style:font-size-asian="10pt" style:font-size-complex="10pt"/>
    </style:style>
    <style:style style:name="T13" style:family="text">
      <style:text-properties fo:font-size="10pt" fo:language="zxx" fo:country="none" officeooo:rsid="000373d6" style:font-size-asian="10pt" style:font-size-complex="10pt"/>
    </style:style>
    <style:style style:name="T14" style:family="text">
      <style:text-properties fo:font-size="10pt" fo:language="zxx" fo:country="none" officeooo:rsid="00376aef" style:font-size-asian="10pt" style:font-size-complex="10pt"/>
    </style:style>
    <style:style style:name="T15" style:family="text">
      <style:text-properties fo:font-size="10pt" fo:language="zxx" fo:country="none" officeooo:rsid="00315d2f" style:font-size-asian="10pt" style:font-size-complex="10pt"/>
    </style:style>
    <style:style style:name="T16" style:family="text">
      <style:text-properties fo:font-size="10pt" fo:language="zxx" fo:country="none" officeooo:rsid="00431056" style:font-size-asian="10pt" style:font-size-complex="10pt"/>
    </style:style>
    <style:style style:name="T17" style:family="text">
      <style:text-properties fo:font-size="10pt" fo:language="zxx" fo:country="none" officeooo:rsid="0010102d" style:font-size-asian="10pt" style:font-size-complex="10pt"/>
    </style:style>
    <style:style style:name="T18" style:family="text">
      <style:text-properties fo:font-size="10pt" fo:language="zxx" fo:country="none" officeooo:rsid="00435baa" style:font-size-asian="10pt" style:font-size-complex="10pt"/>
    </style:style>
    <style:style style:name="T19" style:family="text">
      <style:text-properties fo:font-size="10pt" fo:language="zxx" fo:country="none" officeooo:rsid="0011c879" style:font-size-asian="10pt" style:font-size-complex="10pt"/>
    </style:style>
    <style:style style:name="T20" style:family="text">
      <style:text-properties fo:font-size="10pt" officeooo:rsid="0028d0dc" style:font-size-asian="10pt" style:font-size-complex="10pt"/>
    </style:style>
    <style:style style:name="T21" style:family="text">
      <style:text-properties fo:font-size="10pt" fo:font-weight="bold" officeooo:rsid="0028d0dc" style:font-size-asian="10pt" style:font-weight-asian="bold" style:font-size-complex="10pt" style:font-weight-complex="bold"/>
    </style:style>
    <style:style style:name="T22" style:family="text">
      <style:text-properties officeooo:rsid="001f347c"/>
    </style:style>
    <style:style style:name="T23" style:family="text">
      <style:text-properties officeooo:rsid="0028d0dc"/>
    </style:style>
    <style:style style:name="T24" style:family="text">
      <style:text-properties officeooo:rsid="002d8fa2"/>
    </style:style>
    <style:style style:name="T25" style:family="text">
      <style:text-properties fo:font-weight="bold" officeooo:rsid="0028d0dc" style:font-weight-asian="bold" style:font-weight-complex="bold"/>
    </style:style>
    <style:style style:name="T26" style:family="text">
      <style:text-properties fo:font-weight="bold" officeooo:rsid="002d8fa2" style:font-weight-asian="bold" style:font-weight-complex="bold"/>
    </style:style>
    <style:style style:name="T27" style:family="text">
      <style:text-properties officeooo:rsid="00365234"/>
    </style:style>
    <style:style style:name="T28" style:family="text">
      <style:text-properties officeooo:rsid="0036c48d"/>
    </style:style>
    <style:style style:name="T29" style:family="text">
      <style:text-properties officeooo:rsid="000373d6"/>
    </style:style>
    <style:style style:name="T30" style:family="text">
      <style:text-properties officeooo:rsid="00376aef"/>
    </style:style>
    <style:style style:name="T31" style:family="text">
      <style:text-properties officeooo:rsid="003e1da9"/>
    </style:style>
    <style:style style:name="T32" style:family="text">
      <style:text-properties officeooo:rsid="0041782f"/>
    </style:style>
    <style:style style:name="T33" style:family="text">
      <style:text-properties officeooo:rsid="00431056"/>
    </style:style>
    <style:style style:name="T34" style:family="text">
      <style:text-properties officeooo:rsid="004cce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4" text:outline-level="1">CPPOCL Unit Test Framework</text:h>
      <text:p text:style-name="P1"/>
      <text:p text:style-name="P2">This unit test framework is designed to be used with C++ and only requires <text:span text:style-name="T27">only </text:span>Test.hpp to be included.</text:p>
      <text:p text:style-name="P2">To make it easier and faster to write the unit tests, macros have been used for defining the tests for functions, member functions <text:span text:style-name="T1">or general purpose</text:span>.</text:p>
      <text:p text:style-name="P3">Tests can be written to verify correct functionality or performance.</text:p>
      <text:p text:style-name="P2"><text:span text:style-name="T1">Unit tests have been written to test this framework</text:span>.<text:line-break/></text:p>
      <text:h text:style-name="P51" text:outline-level="3">Overview of using the macros</text:h>
      <text:p text:style-name="P36">The test macros allow unit testing of a function, member function or a general test to be written.</text:p>
      <text:p text:style-name="P36">It's also possible to override the names used in the macros so that the output accurately describes the function name or arguments.</text:p>
      <text:p text:style-name="P37">Within the test macros, checker macros can be used to test various conditions for your unit tests.</text:p>
      <text:p text:style-name="P41">These macros can be found in TestMacros.hpp.<text:line-break/></text:p>
      <text:h text:style-name="P52" text:outline-level="3">Overview of helper functions</text:h>
      <text:p text:style-name="P42">The framework also provides so helper functions for doing some basic but common manipulation of <text:s/>basic data types, i.e. char*.</text:p>
      <text:p text:style-name="P39"><text:span text:style-name="T22">If for any reason you don't want these helper functions to be enabled, then define </text:span><text:span text:style-name="T12">OCL_TEST_HELPERS_DISABLED pre-processor in your build.</text:span></text:p>
      <text:p text:style-name="P15">These helper functions also provide support for char* and wchar_t* string pointers.</text:p>
      <text:p text:style-name="P16">These helpers functions can be found in TestClassHelperFunctions.inl.<text:line-break/></text:p>
      <text:h text:style-name="P53" text:outline-level="3">Macros for testing functionality or performance</text:h>
      <text:p text:style-name="P45">These macros are either general, specific to a C/C++ function or a C++ member function of a class.</text:p>
      <text:p text:style-name="P45">When timing a test, the secs and millisecs represent the sample time to run the test.</text:p>
      <text:p text:style-name="P46"/>
      <text:p text:style-name="P7">TEST<text:span text:style-name="T28">(name)</text:span></text:p>
      <text:p text:style-name="P21"><text:span text:style-name="T29">TEST_FUNCTION(</text:span><text:span text:style-name="T8">function_name, args</text:span><text:span text:style-name="T28">)</text:span></text:p>
      <text:p text:style-name="P22"><text:span text:style-name="T29">TEST_FUNCTION_TIME(</text:span><text:span text:style-name="T8">function_name, args, secs, millisecs)</text:span></text:p>
      <text:p text:style-name="P21"><text:span text:style-name="T29">TEST_MEMBER_FUNCTION(</text:span><text:span text:style-name="T8">class_name, function_name, args</text:span><text:span text:style-name="T28">)</text:span></text:p>
      <text:p text:style-name="P24"><text:span text:style-name="T29">TEST_MEMBER_FUNCTION_TIME(</text:span><text:span text:style-name="T8">class_name, function_name, args, secs, millisecs</text:span><text:span text:style-name="T28">)</text:span></text:p>
      <text:p text:style-name="P23"><text:span text:style-name="T29">TEST_CONST_MEMBER_FUNCTION(</text:span><text:span text:style-name="T9">class_name, function_name, args</text:span><text:span text:style-name="T30">)</text:span></text:p>
      <text:p text:style-name="P43"><text:span text:style-name="T13">TEST_CONST_MEMBER_FUNCTION_TIME</text:span><text:span text:style-name="T14">(class_name, function_name, args, secs, millisecs)</text:span></text:p>
      <text:h text:style-name="P60" text:outline-level="3">Macros for checking conditions</text:h>
      <text:p text:style-name="P47">These macros are used to perform individual checks for function calls, return types, etc.</text:p>
      <text:p text:style-name="P47"/>
      <text:p text:style-name="P8">CHECK_TRUE<text:span text:style-name="T32">(expression)</text:span></text:p>
      <text:p text:style-name="P9">CHECK_FALSE<text:span text:style-name="T32">(expression)</text:span></text:p>
      <text:p text:style-name="P9">CHECK_EQUAL<text:span text:style-name="T32">(value1, value2)</text:span></text:p>
      <text:p text:style-name="P9">CHECK_NOT_EQUAL<text:span text:style-name="T32">(value1, value2)</text:span></text:p>
      <text:p text:style-name="P9">CHECK_GREATER<text:span text:style-name="T32">(value1, value2)</text:span></text:p>
      <text:p text:style-name="P9">CHECK_GREATER_EQUAL<text:span text:style-name="T32">(value1, value2)</text:span></text:p>
      <text:p text:style-name="P9">CHECK_LESS<text:span text:style-name="T32">(value1, value2)</text:span></text:p>
      <text:p text:style-name="P9">CHECK_LESS_EQUAL<text:span text:style-name="T32">(value1, value2)</text:span></text:p>
      <text:p text:style-name="P9">CHECK_NULL<text:span text:style-name="T32">(value)</text:span></text:p>
      <text:p text:style-name="P9">CHECK_NOT_NULL<text:span text:style-name="T32">(value)</text:span></text:p>
      <text:p text:style-name="P9">CHECK_ZERO<text:span text:style-name="T32">(value)</text:span></text:p>
      <text:p text:style-name="P9">CHECK_NOT_ZERO<text:span text:style-name="T32">(value)</text:span></text:p>
      <text:p text:style-name="P25">CHECK_STRCMP<text:span text:style-name="T32">(value1, value2)</text:span></text:p>
      <text:p text:style-name="P9">CHECK_COMPARE<text:span text:style-name="T32">(value1, value2)</text:span></text:p>
      <text:p text:style-name="P9">CHECK_NOT_COMPARE<text:span text:style-name="T32">(value1, value2)</text:span></text:p>
      <text:p text:style-name="P8">CHECK_TIME<text:span text:style-name="T33">(function_call)</text:span></text:p>
      <text:p text:style-name="P66">CHECK_PERFORMANCE(function_call, min_iterations)</text:p>
      <text:p text:style-name="P8">CHECK_EXCEPTION<text:span text:style-name="T33">(expression)</text:span></text:p>
      <text:p text:style-name="P38"><text:span text:style-name="T11">CHECK_</text:span><text:span text:style-name="T15">ALL_</text:span><text:span text:style-name="T11">EXCEPTION</text:span><text:span text:style-name="T15">S</text:span><text:span text:style-name="T16">(expression)</text:span><text:span text:style-name="T15"><text:line-break/></text:span></text:p>
      <text:h text:style-name="P54" text:outline-level="3">Macros for customizing test</text:h>
      <text:p text:style-name="P47">These macros provide further control over the output produced for each test</text:p>
      <text:p text:style-name="P47"/>
      <text:p text:style-name="P67">TEST_FAILURE_INDENT<text:tab/><text:tab/><text:tab/><text:tab/>/* Set number of spaces to indent error information */</text:p>
      <text:p text:style-name="P67">TEST_OVERRIDE_FUNCTION_NAME<text:tab/><text:tab/><text:tab/>/* Set the function name for output, e.g. “operator=” */</text:p>
      <text:p text:style-name="P67">TEST_OVERRIDE_ARGS<text:tab/><text:tab/><text:tab/><text:tab/>/* Set the argument names for output, e.g. “int, int” */</text:p>
      <text:p text:style-name="P68">TEST_OVERRIDE_FUNCTION_NAME_ARGS<text:tab/><text:tab/>/* Set the function name and arguments for output */</text:p>
      <text:p text:style-name="P48"><text:span text:style-name="T17">TEST_OVERRIDE_LOG</text:span><text:span text:style-name="T18">(functor_type, functor_ptr)<text:tab/></text:span><text:span text:style-name="T17">/* </text:span><text:span text:style-name="T18">Override default logging with your own.</text:span><text:span text:style-name="T19"> </text:span><text:span text:style-name="T17">*/</text:span></text:p>
      <text:p text:style-name="P48"><text:span text:style-name="T17">TEST_OVERRIDE_STDIO_FILE_LOG</text:span><text:span text:style-name="T18">(file_name)<text:tab/><text:tab/></text:span><text:span text:style-name="T17">/* </text:span><text:span text:style-name="T18">Set logging to output to stdio and file.</text:span><text:span text:style-name="T19"> </text:span><text:span text:style-name="T17">*/</text:span></text:p>
      <text:p text:style-name="P48"><text:span text:style-name="T17">TEST_OVERRIDE_FILE_LOG</text:span><text:span text:style-name="T18">(file_name)<text:tab/><text:tab/></text:span><text:span text:style-name="T17">/* </text:span><text:span text:style-name="T18">Set logging to output to file.</text:span><text:span text:style-name="T19"> </text:span><text:span text:style-name="T17">*/</text:span></text:p>
      <text:h text:style-name="P55" text:outline-level="3">Pre-processor define for memory leak detection</text:h>
      <text:p text:style-name="P49">To enable memory leak detection in unit test builds, a<text:span text:style-name="T34">d</text:span>d the pre-processor define TEST_LEAK_DETECT to your project.</text:p>
      <text:p text:style-name="P49">Current support is for Visual C++ on Windows only.</text:p>
      <text:h text:style-name="P61" text:outline-level="3">Helper functions</text:h>
      <text:p text:style-name="P47">While in a unit test, these functions are provided as helpers for common functionality that might be required when working with const char* or const wchar_t* types.</text:p>
      <text:p text:style-name="P44"/>
      <text:p text:style-name="P81">StrLen<text:tab/><text:tab/><text:tab/><text:tab/><text:tab/><text:tab/>/* Return the length of a char* or wchar_t* variable as a size_t */</text:p>
      <text:p text:style-name="P81">StrEnd<text:tab/><text:tab/><text:tab/><text:tab/><text:tab/><text:tab/>/* Return a pointer to the end of the string, i.e. position of '\0' */</text:p>
      <text:p text:style-name="P81">SetStr<text:tab/><text:tab/><text:tab/><text:tab/><text:tab/><text:tab/>/* Set a const char* pointer and length from a source string */</text:p>
      <text:p text:style-name="P81">StrCpy<text:tab/><text:tab/><text:tab/><text:tab/><text:tab/><text:tab/>/* Same as strcpy (without Microsoft warnings) */</text:p>
      <text:p text:style-name="P82">StrCmp<text:tab/><text:tab/><text:tab/><text:tab/><text:tab/><text:tab/>/* Same as strcmp (without Microsoft warnings) */</text:p>
      <text:p text:style-name="P70">CharCount<text:tab/><text:tab/><text:tab/><text:tab/><text:tab/>/* Count all characters matching character(s) to find in string */</text:p>
      <text:p text:style-name="P17">MemCmp<text:tab/><text:tab/><text:tab/><text:tab/><text:tab/>/* Same as memcmp */</text:p>
      <text:p text:style-name="P20">MemSet<text:tab/><text:tab/><text:tab/><text:tab/><text:tab/><text:tab/>/* Sets each element to a value */</text:p>
      <text:p text:style-name="P17">IsDigit<text:tab/><text:tab/><text:tab/><text:tab/><text:tab/><text:tab/>/* Return true when character is in '0'..'9' */</text:p>
      <text:p text:style-name="P18">ToInt<text:tab/><text:tab/><text:tab/><text:tab/><text:tab/><text:tab/>/* Convert character or string to integer type */</text:p>
      <text:p text:style-name="P18"><text:span text:style-name="T31">Sleep<text:tab/><text:tab/><text:tab/><text:tab/><text:tab/><text:tab/>/* Sleep in milliseconds */</text:span><text:line-break/></text:p>
      <text:h text:style-name="P56" text:outline-level="3">Examples <text:span text:style-name="T10">for unit tests</text:span></text:h>
      <text:p text:style-name="P69">// Only need to call this once for all unit tests, outside of any test.</text:p>
      <text:p text:style-name="P69">TEST_FAILURE_INDENT(4);</text:p>
      <text:p text:style-name="P37"/>
      <text:p text:style-name="P37">// Perform some checks on some functions.</text:p>
      <text:p text:style-name="P37">TEST(TestSomeFunctions)</text:p>
      <text:p text:style-name="P37">{</text:p>
      <text:p text:style-name="P37"><text:s text:c="4"/>std::string str;</text:p>
      <text:p text:style-name="P37"><text:s text:c="4"/>CHECK_TRUE(str.empty());</text:p>
      <text:p text:style-name="P37"><text:s text:c="4"/>CHECK_ZERO(str.length());</text:p>
      <text:p text:style-name="P37">}</text:p>
      <text:p text:style-name="P37"/>
      <text:p text:style-name="P37">// Test function std::min(int, int)</text:p>
      <text:p text:style-name="P71">TEST_FUNCTION(min, ints)</text:p>
      <text:p text:style-name="P10">{</text:p>
      <text:p text:style-name="P5"><text:span text:style-name="T2"><text:s text:c="4"/></text:span><text:span text:style-name="T5">TEST_OVERRIDE_FUNCTION_NAME_</text:span><text:span text:style-name="T7">ARGS</text:span><text:span text:style-name="T4">(“std::min”, “int, int”);</text:span></text:p>
      <text:p text:style-name="P10"><text:s text:c="4"/>CHECK_EQUAL(min(1, 2), 1);<text:line-break/>}</text:p>
      <text:p text:style-name="P10"/>
      <text:p text:style-name="P10"/>
      <text:p text:style-name="P87">// Test member function std::string::insert(size_t, std::string)</text:p>
      <text:p text:style-name="P10">// NOTE: NA is pre-defined to signify that function doesn't have arguments.</text:p>
      <text:p text:style-name="P72">TEST_MEMBER_FUNCTION(string, insert, size_t_insert, NA)</text:p>
      <text:p text:style-name="P11">{</text:p>
      <text:p text:style-name="P6"><text:span text:style-name="T2"><text:s text:c="4"/></text:span><text:span text:style-name="T3">TEST_OVERRIDE_ARGS</text:span><text:span text:style-name="T4">(“</text:span><text:span text:style-name="T6">size_t</text:span><text:span text:style-name="T4">, </text:span><text:span text:style-name="T6">string const&amp;</text:span><text:span text:style-name="T4">”);</text:span></text:p>
      <text:p text:style-name="P75"><text:s text:c="4"/>std::string str("ello");</text:p>
      <text:p text:style-name="P12"><text:s text:c="4"/>CHECK_EQUAL(::strcmp(str.insert(0, "h").c_str(), "hello"), 0);<text:line-break/>}</text:p>
      <text:p text:style-name="P11"/>
      <text:p text:style-name="P73">TEST_CONST_MEMBER_FUNCTION(string, length, NA)</text:p>
      <text:p text:style-name="P12">{</text:p>
      <text:p text:style-name="P12"><text:s text:c="4"/>std::string str;</text:p>
      <text:p text:style-name="P12"><text:s text:c="4"/>CHECK_ZERO(str.length ());<text:line-break/>}<text:line-break/></text:p>
      <text:h text:style-name="P57" text:outline-level="3">Examples for performance tests</text:h>
      <text:p text:style-name="P12">// Test min for a sample time period of 1.5 seconds.</text:p>
      <text:p text:style-name="P12">TEST_FUNCTION_TIME(min, ints, 1, 500)</text:p>
      <text:p text:style-name="P13">{</text:p>
      <text:p text:style-name="P4"><text:span text:style-name="T2"><text:s text:c="4"/></text:span><text:span text:style-name="T5">TEST_OVERRIDE_FUNCTION_NAME_ARGS</text:span><text:span text:style-name="T4">(“std::min”, “int, int”);</text:span></text:p>
      <text:p text:style-name="P77"><text:s text:c="4"/>CHECK_TIME(min(1, 2));<text:line-break/>}</text:p>
      <text:p text:style-name="P14"/>
      <text:p text:style-name="P14">// Test string::length for a sample time period of 1 second.</text:p>
      <text:p text:style-name="P80">TEST_CONST_MEMBER_FUNCTION_TIME(string, length, 1, 0)</text:p>
      <text:p text:style-name="P19">{</text:p>
      <text:p text:style-name="P19"><text:s text:c="4"/>std::string str = "Hello World!";</text:p>
      <text:p text:style-name="P78"><text:s text:c="4"/>CHECK_TIME(str.length());<text:line-break/>}<text:line-break/></text:p>
      <text:h text:style-name="P58" text:outline-level="3"/>
      <text:h text:style-name="P62" text:outline-level="3">Examples of helper functions</text:h>
      <text:p text:style-name="P27">char const* str = “Hello”;</text:p>
      <text:p text:style-name="P40"><text:span text:style-name="T20">CHECK_EQUAL(</text:span><text:span text:style-name="T21">StrLen</text:span><text:span text:style-name="T20">(str), 5U);</text:span></text:p>
      <text:p text:style-name="P27"/>
      <text:p text:style-name="P26"><text:span text:style-name="T23">char const* end = </text:span><text:span text:style-name="T25">StrEnd</text:span><text:span text:style-name="T23">(str);</text:span></text:p>
      <text:p text:style-name="P27">CHECK_EQUAL(str, end + 5);</text:p>
      <text:p text:style-name="P27"/>
      <text:p text:style-name="P26"><text:span text:style-name="T24">char* str_cpy = new char[</text:span><text:span text:style-name="T26">StrLen</text:span><text:span text:style-name="T24">(str)+1]; </text:span></text:p>
      <text:p text:style-name="P28">CHECK_NOT_NULL(str_cpy);</text:p>
      <text:p text:style-name="P27">StrCpy(str_cpy, str);</text:p>
      <text:p text:style-name="P27"/>
      <text:p text:style-name="P29">CHECK_EQUAL(StrCmp(str_cpy, str), 0);</text:p>
      <text:p text:style-name="P27"/>
      <text:p text:style-name="P29">CHECK_EQUAL(CharCount(str, 'e'), 1U);</text:p>
      <text:p text:style-name="P29"/>
      <text:p text:style-name="P29">CHECK_ZERO(MemCmp(str_cpy, str));</text:p>
      <text:p text:style-name="P27"/>
      <text:p text:style-name="P29">CHECK_TRUE(IsDigit('1'));</text:p>
      <text:p text:style-name="P29"/>
      <text:p text:style-name="P30">StrCpy(str_cpy, “12”);</text:p>
      <text:p text:style-name="P31">int value = 0;</text:p>
      <text:p text:style-name="P85">CHECK_TRUE(ToInt(str_cpy, value));</text:p>
      <text:p text:style-name="P31">CHECK_EQUAL(value, 12);</text:p>
      <text:p text:style-name="P31"/>
      <text:p text:style-name="P32">wchar_t wstr[10];</text:p>
      <text:p text:style-name="P32">// NOTE: MemSet works with elements and not bytes.</text:p>
      <text:p text:style-name="P32">MemSet(wstr, 10, L'\0');</text:p>
      <text:p text:style-name="P33"/>
      <text:h text:style-name="P63" text:outline-level="3">Example of overriding logging</text:h>
      <text:p text:style-name="P34">struct CustomLogger<text:line-break/>{<text:line-break/> <text:s text:c="3"/>CustomLogger(char const* file_name)<text:line-break/> <text:s text:c="7"/>: m_ostream(file_name, std::ofstream::out | std::ofstream::app)<text:line-break/> <text:s text:c="3"/>{<text:line-break/> <text:s text:c="3"/>}<text:line-break/><text:line-break/> <text:s text:c="3"/>~CustomLogger() { m_ostream.close(); }<text:line-break/><text:line-break/> <text:s text:c="3"/>// Custom functor for outputting strings to a custom destination.<text:line-break/> <text:s text:c="3"/>void operator()(char const* str) { m_ostream &lt;&lt; str; }<text:line-break/>private:<text:line-break/> <text:s text:c="3"/>std::ofstream m_ostream;<text:line-break/>};<text:line-break/><text:line-break/>int main(int /*argc*/, char * /*argv*/[])<text:line-break/>{<text:line-break/><text:tab/>TEST_OVERRIDE_LOG(CustomLogger, new CustomLogger("unit_test_log.txt"));<text:line-break/><text:tab/>return 0;<text:line-break/>}</text:p>
      <text:h text:style-name="P59" text:outline-level="3">Example of overriding logging to use file or stdio and file together</text:h>
      <text:p text:style-name="P50">int main(int /*argc*/, char * /*argv*/[])<text:line-break/>{<text:line-break/><text:tab/>TEST_OVERRIDE_FILE_LOG("unit_test_log.txt");<text:line-break/><text:line-break/><text:tab/>// Use this if you want stdio and file output.<text:line-break/><text:tab/>// TEST_OVERRIDE_STDIO_FILE_LOG("unit_test_log.txt");<text:line-break/><text:line-break/><text:tab/>return 0;<text:line-break/>}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22:27:06.83</meta:creation-date>
    <dc:date>2016-08-28T14:50:27.244000000</dc:date>
    <meta:editing-duration>PT7H2M53S</meta:editing-duration>
    <meta:editing-cycles>69</meta:editing-cycles>
    <meta:generator>LibreOffice/5.1.4.2$Windows_x86 LibreOffice_project/f99d75f39f1c57ebdd7ffc5f42867c12031db97a</meta:generator>
    <meta:document-statistic meta:table-count="0" meta:image-count="0" meta:object-count="0" meta:page-count="6" meta:paragraph-count="131" meta:word-count="872" meta:character-count="6808" meta:non-whitespace-character-count="5891"/>
  </office:meta>
</office:document-meta>
</file>